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1cb2" officeooo:paragraph-rsid="00001cb2"/>
    </style:style>
    <style:style style:name="P2" style:family="paragraph" style:parent-style-name="Standard">
      <style:paragraph-properties fo:text-align="center" style:justify-single-word="false"/>
      <style:text-properties officeooo:rsid="00001cb2" officeooo:paragraph-rsid="00001cb2"/>
    </style:style>
    <style:style style:name="P3" style:family="paragraph" style:parent-style-name="Standard">
      <style:paragraph-properties fo:text-align="justify" style:justify-single-word="false"/>
      <style:text-properties officeooo:rsid="00001cb2" officeooo:paragraph-rsid="00001cb2"/>
    </style:style>
    <style:style style:name="P4" style:family="paragraph" style:parent-style-name="Standard">
      <style:paragraph-properties fo:text-align="justify" style:justify-single-word="false"/>
      <style:text-properties officeooo:rsid="00019d54" officeooo:paragraph-rsid="00019d54"/>
    </style:style>
    <style:style style:name="P5" style:family="paragraph" style:parent-style-name="Standard">
      <style:paragraph-properties fo:text-align="justify" style:justify-single-word="false"/>
      <style:text-properties officeooo:rsid="00019d54" officeooo:paragraph-rsid="0003ff9c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/>
      <style:text-properties officeooo:rsid="00019d54" officeooo:paragraph-rsid="0003ff9c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/>
      <style:text-properties officeooo:rsid="0006a87e" officeooo:paragraph-rsid="00074189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/>
      <style:text-properties officeooo:rsid="00019d54" officeooo:paragraph-rsid="0003ff9c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/>
      <style:text-properties officeooo:rsid="00019d54" officeooo:paragraph-rsid="0003ff9c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.499cm" style:auto-text-indent="false"/>
      <style:text-properties officeooo:rsid="00019d54" officeooo:paragraph-rsid="0003ff9c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.499cm" style:auto-text-indent="false"/>
      <style:text-properties officeooo:rsid="0006a87e" officeooo:paragraph-rsid="00074189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/>
      <style:text-properties officeooo:rsid="0003ff9c" officeooo:paragraph-rsid="000583ce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/>
      <style:text-properties officeooo:rsid="0006a87e" officeooo:paragraph-rsid="0006a87e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/>
      <style:text-properties officeooo:rsid="0006a87e" officeooo:paragraph-rsid="00074189"/>
    </style:style>
    <style:style style:name="T1" style:family="text">
      <style:text-properties officeooo:rsid="00002708"/>
    </style:style>
    <style:style style:name="T2" style:family="text">
      <style:text-properties officeooo:rsid="00026a6b"/>
    </style:style>
    <style:style style:name="T3" style:family="text">
      <style:text-properties fo:font-weight="bold" officeooo:rsid="00026a6b" style:font-weight-asian="bold" style:font-weight-complex="bold"/>
    </style:style>
    <style:style style:name="T4" style:family="text">
      <style:text-properties fo:font-weight="bold" officeooo:rsid="00032a9c" style:font-weight-asian="bold" style:font-weight-complex="bold"/>
    </style:style>
    <style:style style:name="T5" style:family="text">
      <style:text-properties fo:font-weight="bold" officeooo:rsid="0003ff9c" style:font-weight-asian="bold" style:font-weight-complex="bold"/>
    </style:style>
    <style:style style:name="T6" style:family="text">
      <style:text-properties fo:font-weight="bold" officeooo:rsid="000583ce" style:font-weight-asian="bold" style:font-weight-complex="bold"/>
    </style:style>
    <style:style style:name="T7" style:family="text">
      <style:text-properties fo:font-weight="bold" officeooo:rsid="00074189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26a6b" style:font-weight-asian="normal" style:font-weight-complex="normal"/>
    </style:style>
    <style:style style:name="T10" style:family="text">
      <style:text-properties fo:font-weight="normal" officeooo:rsid="00032a9c" style:font-weight-asian="normal" style:font-weight-complex="normal"/>
    </style:style>
    <style:style style:name="T11" style:family="text">
      <style:text-properties fo:font-weight="normal" officeooo:rsid="0003ff9c" style:font-weight-asian="normal" style:font-weight-complex="normal"/>
    </style:style>
    <style:style style:name="T12" style:family="text">
      <style:text-properties fo:font-weight="normal" officeooo:rsid="000568dc" style:font-weight-asian="normal" style:font-weight-complex="normal"/>
    </style:style>
    <style:style style:name="T13" style:family="text">
      <style:text-properties fo:font-weight="normal" officeooo:rsid="000583ce" style:font-weight-asian="normal" style:font-weight-complex="normal"/>
    </style:style>
    <style:style style:name="T14" style:family="text">
      <style:text-properties fo:font-weight="normal" officeooo:rsid="0006a87e" style:font-weight-asian="normal" style:font-weight-complex="normal"/>
    </style:style>
    <style:style style:name="T15" style:family="text">
      <style:text-properties fo:font-weight="normal" officeooo:rsid="00074189" style:font-weight-asian="normal" style:font-weight-complex="normal"/>
    </style:style>
    <style:style style:name="T16" style:family="text">
      <style:text-properties fo:font-weight="normal" officeooo:rsid="00093da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de exercícios</text:p>
      <text:p text:style-name="P1"/>
      <text:p text:style-name="P1"/>
      <text:p text:style-name="P3">1- Na aula passada, implementou-se um servidor extremamente simples utilizando-se o módulo 'http' do próprio Node. Antes de proseguir com servidores, proponho um exercício para familiarização com o esquema de módulos do Node. A tarefa é simples: você deve importar três módulos do próprio node, a saber 'fs', 'crypto' e 'net'. Crie variáveis para cada módulo com o respectivo nome. Antes de prosseguir com o exercício, observe o exemplo em anexo <text:span text:style-name="T1">na pasta Exercicio 1/exemplo.js</text:span>.</text:p>
      <text:p text:style-name="P3"/>
      <text:p text:style-name="P3">2- Uma vez importados os módulos, resta aprender a criar módulos. Você pode produzir módulos ao se criar um novo arquivo e <text:span text:style-name="T1">exportar um objeto do JavaScript utilizando-se um objeto chamado module. Mas antes de se exportar módulos, relembremos que funções, objetos propriamente ditos, constantes, strings, arrays, números são todos objetos do JavaScript. Normalmente em módulos, exporta-se uma função ou um objeto do JavaScript, como ilustrado no arquivo Exercicio 2/exemplo.js. A tarefa é exportar uma função do JavaScript que receba dois números e retorne a multiplicação deles.</text:span></text:p>
      <text:p text:style-name="P3"/>
      <text:p text:style-name="P4">3- Agora resta poder utilizar os módulos criados. Importe o módulo criado no exercício 2 e imprima a multiplicação de alguns números, como 14 e 98, 45 e 23, e.g. . Há uma pasta em Exercicio 3 com um exemplo, o qual serve de ajuda.</text:p>
      <text:p text:style-name="P4"/>
      <text:p text:style-name="P5">4- Já importamos, criamos, agora vamos baixar novos módulos utilizando o npm. <text:span text:style-name="T2">Baixaremos o módulo </text:span><text:span text:style-name="T3">nodemon</text:span><text:span text:style-name="T2">, que serve para executar continuamente um app do Node. Para isso, utilizaremos o npm install. </text:span></text:p>
      <text:p text:style-name="P6"><text:span text:style-name="T2">Explicando rapidamente o npm: quando se quer instalar um módulo, utiliza-se o </text:span><text:span text:style-name="T3">npm install &lt;nome do módulo&gt;</text:span><text:span text:style-name="T2">; quando esse módulo deve ser executado diretamente do console/terminal/linha de comando/cmd, adicionamos um -g antes ou depois do nome do módulo, e.g. </text:span><text:span text:style-name="T3">npm install &lt;nome do módulo&gt; -g <text:s/></text:span><text:span text:style-name="T9">ou </text:span><text:span text:style-name="T3">npm install -g &lt;nome do módulo&gt;</text:span><text:span text:style-name="T9">. </text:span></text:p>
      <text:p text:style-name="P6"><text:span text:style-name="T9">Para este exercício, você deve instalar o módulo </text:span><text:span text:style-name="T3">nodemon</text:span><text:span text:style-name="T9">, </text:span><text:span text:style-name="T11">o qual deve ser executado de qualquer pasta do sistema e diretamente do cmd</text:span><text:span text:style-name="T9">. Há um exemplo dentro da pasta Exercicio 4/Exemplo que possui os comandos a serem executados para se instalar o módulo </text:span><text:span text:style-name="T3">express </text:span><text:span text:style-name="T9">e o módulo </text:span><text:span text:style-name="T3">forever</text:span><text:span text:style-name="T9">, </text:span><text:span text:style-name="T10">os quais</text:span><text:span text:style-name="T9"> não </text:span><text:span text:style-name="T10">são</text:span><text:span text:style-name="T9"> a tarefa principal, mas serve</text:span><text:span text:style-name="T10">m</text:span><text:span text:style-name="T9"> de aprendizado para a tarefa principal. A resposta para instalar o </text:span><text:span text:style-name="T3">nodemon</text:span><text:span text:style-name="T9">, a tarefa principal, está dentro da pasta Exercicio 4.</text:span></text:p>
      <text:p text:style-name="P6"><text:span text:style-name="T9">Para testar se funcionou, você deve </text:span><text:span text:style-name="T10">rodar o comando </text:span><text:span text:style-name="T4">nodemon &lt;arquivo a ser iniciado&gt;</text:span><text:span text:style-name="T10">. Há um exemplo dentro da pasta Exercicio 4/Exemplo que mostra como rodar o </text:span><text:span text:style-name="T3">nodemon </text:span><text:span text:style-name="T11">no arquivo index.js</text:span><text:span text:style-name="T9">. </text:span><text:span text:style-name="T11">Para cessar a execução do </text:span><text:span text:style-name="T5">nodemon </text:span><text:span text:style-name="T11">é suficiente apertar Ctrl-C.</text:span></text:p>
      <text:p text:style-name="P10"><text:span text:style-name="T11">Em seguida, devemos rodar o </text:span><text:span text:style-name="T3">nodemon </text:span><text:span text:style-name="T11">em dois arquivos na pasta Exercicio 4, a saber: </text:span><text:span text:style-name="T5">sem_erros.js</text:span><text:span text:style-name="T11"> e </text:span><text:span text:style-name="T5">com_erros.js</text:span><text:span text:style-name="T11">. A segunda parte da tarefa consiste em executar cada um, </text:span><text:span text:style-name="T5">utilizando-se o nodemon</text:span><text:span text:style-name="T11">. O primeiro vai rodar normalmente e sem erros, já o segundo possui um erro de </text:span><text:span text:style-name="T5">sintaxe</text:span><text:span text:style-name="T11">. A linha com erros está indicada. Peço que </text:span><text:span text:style-name="T5">não</text:span><text:span text:style-name="T11"> cessem a execução do segundo e corrijam a linha com erro </text:span><text:span text:style-name="T5">com o nodemon executando</text:span><text:span text:style-name="T11">. Observem o que acontece e como é bizurado o </text:span><text:span text:style-name="T5">nodemon</text:span><text:span text:style-name="T11">.</text:span></text:p>
      <text:p text:style-name="P10"><text:span text:style-name="T11"/></text:p>
      <text:p text:style-name="P12"><text:span text:style-name="T8">5- </text:span><text:span text:style-name="T12">O último exercício foi bem suga, mas o próximo não será. </text:span><text:span text:style-name="T13">A próxima tarefa é para familiarizá-los com o HTTP. A proposta é que vocês enviem para o cliente uma mensagem de </text:span><text:span text:style-name="T6">erro</text:span><text:span text:style-name="T13">, afirmando que o que ele procura não está no seu servidor. Para isso, você deve mandar um </text:span><text:span text:style-name="T14">código de status</text:span><text:span text:style-name="T13"> com numeração 404 e mandar uma mensagem explicitando que o arquivo não pôde ser encontrado. Utilize uma <text:s/>combinação do código do servidor básico da última aula e do exemplo fornecido em Exercicio 5/Exemplo. Uma possível resposta encontra-se em Exercicio 5/. Para verificar se funcionou corretamente, utilize o Firebug/Terminal do Chrome para observar a resposta do servidor.</text:span></text:p>
      <text:p text:style-name="P13"><text:span text:style-name="T13">N</text:span><text:span text:style-name="T8">o caso, clico com o botão direito no Firefox, depois aperto Q e em seguida vou em Network. </text:span><text:soft-page-break/><text:span text:style-name="T8">Pressiono Reload e observo os pacotes que foram transmitidos para o navegador.</text:span></text:p>
      <text:p text:style-name="P13"><text:span text:style-name="T13"/></text:p>
      <text:p text:style-name="P14"><text:span text:style-name="T13">6- </text:span><text:span text:style-name="T8">Agora vamos a um exercício bem interessante sobre HTTP. Existem algumas maneiras de se </text:span><text:span text:style-name="T15">enviar dados para um servidor HTTP. Entre elas, estão os </text:span><text:span text:style-name="T7">métodos</text:span><text:span text:style-name="T15"> GET e POST. Por enquanto, apenas enviamos requisições(req) do tipo GET. Faremos, portanto, uma requisição do tipo POST no servidor. </text:span></text:p>
      <text:p text:style-name="P7"><text:span text:style-name="T15">No entanto, não discriminamos o tipo de requisições no servidor que fizemos até agora, e para termos certeza de que o servidor realmente está respondendo às requisições POST, enviaremos páginas diferentes, a depender do tipo de requisição. A tarefa é simples: enviar duas páginas diferentes para o cliente a depender do tipo de requisição que for feita. Caso seja POST, envie uma mensagem de bem vindo. Do contrário, um 404 Not Found. </text:span></text:p>
      <text:p text:style-name="P11"><text:span text:style-name="T15">Há um exemplo na pasta Exercicio 6/Exemplo que mostra como discriminar o tipo de requisição. Há também uma página em Exercicio 6, a qual deve ser aberta no seu navegador favorito para fazer uma requisição POST para o servidor - o qual deve funcionar </text:span><text:span text:style-name="T7">localmente</text:span><text:span text:style-name="T15"> na porta 8000. </text:span><text:span text:style-name="T16">Uma resposta possível está em Exercicio 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1:15:41.115731794</meta:creation-date>
    <dc:date>2015-10-19T14:30:08.224359090</dc:date>
    <meta:editing-duration>PT27M34S</meta:editing-duration>
    <meta:editing-cycles>1</meta:editing-cycles>
    <meta:document-statistic meta:table-count="0" meta:image-count="0" meta:object-count="0" meta:page-count="2" meta:paragraph-count="14" meta:word-count="806" meta:character-count="4870" meta:non-whitespace-character-count="4072"/>
    <meta:generator>LibreOffice/4.4.4.3$Linux_X86_64 LibreOffice_project/40m0$Build-3</meta:generator>
  </office:meta>
</office:document-meta>
</file>